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20db5" officeooo:paragraph-rsid="00120db5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120db5" officeooo:paragraph-rsid="00120db5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2pt" officeooo:rsid="00120db5" officeooo:paragraph-rsid="00120db5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29e80" officeooo:paragraph-rsid="00129e80" style:font-size-asian="10.5pt" style:font-weight-asian="bold" style:font-size-complex="12pt" style:font-weight-complex="bold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fo:font-weight="bold" officeooo:rsid="00129e80" officeooo:paragraph-rsid="00129e80" style:font-size-asian="10.5pt" style:font-weight-asian="bold" style:font-size-complex="12pt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fo:font-weight="bold" officeooo:rsid="0013341f" officeooo:paragraph-rsid="0013341f" style:font-size-asian="10.5pt" style:font-weight-asian="bold" style:font-size-complex="12pt" style:font-weight-complex="bold"/>
    </style:style>
    <style:style style:name="T1" style:family="text">
      <style:text-properties officeooo:rsid="00129e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te pentru licente</text:p>
      <text:p text:style-name="P2"/>
      <text:p text:style-name="P3"><text:tab/>Site-ul va facilita comunicarea intre studentii din anul terminal si profesorii de licenta, acesta oferind o modalitate usoara pentru profesorii de a incarca temele de licenta pe care le ofera iar pentru studenti <text:span text:style-name="T1">site-ul </text:span>oferind un loc centralizat unde pot vizualiza toate posibilitatile de licenta disponibile.</text:p>
      <text:p text:style-name="P3"><text:tab/>Comunicarea intre studenti si profesorii se va putea face si pe site prin intermediul unui chat/forum unde studentii vor putea pune intrebari profesorilor si primi raspunsuri de la acestia.</text:p>
      <text:p text:style-name="P3"><text:tab/>Lucrarile de licenta <text:span text:style-name="T1">vor putea fi separate pe categorii.</text:span></text:p>
      <text:p text:style-name="P3"/>
      <text:p text:style-name="P3"/>
      <text:p text:style-name="P4">Cerinte:</text:p>
      <text:list xml:id="list7213354085741714525" text:style-name="L2">
        <text:list-item>
          <text:p text:style-name="P5">Mod de autentificare </text:p>
        </text:list-item>
        <text:list-item>
          <text:p text:style-name="P5">Modalitate de a posta o obtiune de licenta (acesibila numai pentru profesori/firme)</text:p>
        </text:list-item>
        <text:list-item>
          <text:p text:style-name="P5">Modalitate de a te asocia unei lucrari de licenta (acesibil numai pentru studenti)</text:p>
        </text:list-item>
        <text:list-item>
          <text:p text:style-name="P6">Modalitate de comunicare intre studenti si profesori</text:p>
        </text:list-item>
        <text:list-item>
          <text:p text:style-name="P6">Modalitate de "tagare" a unei lucrarii de licenta (o lucrare poate avea mai mult de un tag)</text:p>
        </text:list-item>
        <text:list-item>
          <text:p text:style-name="P6">Modalitate de cautare dupa tag-ur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13S</meta:editing-duration>
    <meta:editing-cycles>4</meta:editing-cycles>
    <meta:generator>LibreOffice/5.1.0.3$Windows_x86 LibreOffice_project/5e3e00a007d9b3b6efb6797a8b8e57b51ab1f737</meta:generator>
    <dc:date>2016-04-16T11:28:44.671000000</dc:date>
    <meta:document-statistic meta:table-count="0" meta:image-count="0" meta:object-count="0" meta:page-count="1" meta:paragraph-count="11" meta:word-count="151" meta:character-count="955" meta:non-whitespace-character-count="817"/>
    <meta:user-defined meta:name="Info 1"/>
    <meta:user-defined meta:name="Info 2"/>
    <meta:user-defined meta:name="Info 3"/>
    <meta:user-defined meta:name="Info 4"/>
  </office:meta>
</office:document-meta>
</file>